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2.956cm" fo:min-width="2.617cm" draw:shadow-opacity="0%"/>
    </style:style>
    <style:style style:name="gr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45cm" fo:min-width="0.434cm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6cm" fo:min-width="0.447cm"/>
    </style:style>
    <style:style style:name="gr1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cm" svg:stroke-color="#000000" draw:marker-start-width="0.35cm" draw:marker-end="Arrow" draw:marker-end-width="0.30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ff0000" draw:fill="none" draw:fill-color="#ff4000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36pt" style:font-size-asian="18pt" style:font-size-complex="18pt"/>
    </style:style>
    <style:style style:name="P8" style:family="paragraph">
      <loext:graphic-properties draw:fill="none" draw:fill-color="#ff4000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7cm" svg:y1="9.241cm" svg:x2="3.771cm" svg:y2="8.745cm">
          <text:p/>
        </draw:line>
        <draw:line draw:style-name="gr1" draw:text-style-name="P1" draw:layer="layout" svg:x1="4.239cm" svg:y1="9.755cm" svg:x2="3.767cm" svg:y2="8.746cm">
          <text:p/>
        </draw:line>
        <draw:line draw:style-name="gr1" draw:text-style-name="P1" draw:layer="layout" svg:x1="5.163cm" svg:y1="9.812cm" svg:x2="5.635cm" svg:y2="8.803cm">
          <text:p/>
        </draw:line>
        <draw:line draw:style-name="gr1" draw:text-style-name="P1" draw:layer="layout" svg:x1="4.216cm" svg:y1="9.779cm" svg:x2="4.688cm" svg:y2="8.77cm">
          <text:p/>
        </draw:line>
        <draw:line draw:style-name="gr1" draw:text-style-name="P1" draw:layer="layout" svg:x1="5.183cm" svg:y1="9.806cm" svg:x2="4.711cm" svg:y2="8.797cm">
          <text:p/>
        </draw:line>
        <draw:line draw:style-name="gr1" draw:text-style-name="P1" draw:layer="layout" svg:x1="6.118cm" svg:y1="9.807cm" svg:x2="5.646cm" svg:y2="8.798cm">
          <text:p/>
        </draw:line>
        <draw:line draw:style-name="gr1" draw:text-style-name="P1" draw:layer="layout" svg:x1="6.11cm" svg:y1="9.757cm" svg:x2="6.334cm" svg:y2="9.261cm">
          <text:p/>
        </draw:line>
        <draw:g xml:id="id5" draw:id="id5"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9.28cm" svg:y1="9.966cm" svg:x2="9.28cm" svg:y2="8.569cm">
            <text:p/>
          </draw:line>
          <draw:line draw:style-name="gr1" draw:text-style-name="P1" draw:layer="layout" svg:x1="10.398cm" svg:y1="9.278cm" svg:x2="9.277cm" svg:y2="9.267cm">
            <text:p/>
          </draw:line>
          <draw:line draw:style-name="gr1" draw:text-style-name="P1" draw:layer="layout" svg:x1="8.471cm" svg:y1="9.278cm" svg:x2="7.35cm" svg:y2="9.267cm">
            <text:p/>
          </draw:line>
        </draw:g>
        <draw:g xml:id="id7" draw:id="id7">
          <draw:line draw:style-name="gr1" draw:text-style-name="P1" draw:layer="layout" svg:x1="11.174cm" svg:y1="14.785cm" svg:x2="10.669cm" svg:y2="14.559cm">
            <text:p/>
          </draw:line>
          <draw:line draw:style-name="gr1" draw:text-style-name="P1" draw:layer="layout" svg:x1="11.66cm" svg:y1="14.069cm" svg:x2="10.67cm" svg:y2="14.563cm">
            <text:p/>
          </draw:line>
          <draw:line draw:style-name="gr1" draw:text-style-name="P1" draw:layer="layout" svg:x1="11.68cm" svg:y1="13.119cm" svg:x2="10.653cm" svg:y2="12.643cm">
            <text:p/>
          </draw:line>
          <draw:line draw:style-name="gr1" draw:text-style-name="P1" draw:layer="layout" svg:x1="11.684cm" svg:y1="14.093cm" svg:x2="10.657cm" svg:y2="13.617cm">
            <text:p/>
          </draw:line>
          <draw:line draw:style-name="gr1" draw:text-style-name="P1" draw:layer="layout" svg:x1="11.673cm" svg:y1="13.099cm" svg:x2="10.683cm" svg:y2="13.593cm">
            <text:p/>
          </draw:line>
          <draw:line draw:style-name="gr1" draw:text-style-name="P1" draw:layer="layout" svg:x1="11.637cm" svg:y1="12.137cm" svg:x2="10.647cm" svg:y2="12.631cm">
            <text:p/>
          </draw:line>
          <draw:line draw:style-name="gr1" draw:text-style-name="P1" draw:layer="layout" svg:x1="11.588cm" svg:y1="12.146cm" svg:x2="11.083cm" svg:y2="11.92cm">
            <text:p/>
          </draw:line>
        </draw:g>
        <draw:g xml:id="id4" draw:id="id4"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829cm" svg:x2="14.362cm" svg:y2="13.829cm">
            <text:p/>
          </draw:line>
          <draw:line draw:style-name="gr1" draw:text-style-name="P1" draw:layer="layout" svg:x1="13.675cm" svg:y1="14.842cm" svg:x2="13.686cm" svg:y2="13.823cm">
            <text:p/>
          </draw:line>
          <draw:line draw:style-name="gr1" draw:text-style-name="P1" draw:layer="layout" svg:x1="13.675cm" svg:y1="13.094cm" svg:x2="13.686cm" svg:y2="12.075cm">
            <text:p/>
          </draw:line>
        </draw:g>
        <draw:g xml:id="id3" draw:id="id3">
          <draw:custom-shape draw:style-name="gr2" draw:text-style-name="P2" draw:layer="layout" svg:width="3.117cm" svg:height="3.206cm" svg:x="12.176cm" svg:y="7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2.955cm" svg:y1="8.498cm" svg:x2="12.955cm" svg:y2="10.057cm">
                <text:p/>
              </draw:line>
              <draw:line draw:style-name="gr3" draw:text-style-name="P1" draw:layer="layout" svg:x1="13.756cm" svg:y1="8.477cm" svg:x2="12.955cm" svg:y2="8.888cm">
                <text:p/>
              </draw:line>
              <draw:line draw:style-name="gr4" draw:text-style-name="P1" draw:layer="layout" svg:x1="13.756cm" svg:y1="10.069cm" svg:x2="12.955cm" svg:y2="9.658cm">
                <text:p/>
              </draw:line>
              <draw:line draw:style-name="gr3" draw:text-style-name="P1" draw:layer="layout" svg:x1="13.734cm" svg:y1="7.697cm" svg:x2="13.734cm" svg:y2="8.477cm">
                <text:p/>
              </draw:line>
              <draw:line draw:style-name="gr3" draw:text-style-name="P1" draw:layer="layout" svg:x1="13.734cm" svg:y1="10.06cm" svg:x2="13.734cm" svg:y2="10.84cm">
                <text:p/>
              </draw:line>
              <draw:line draw:style-name="gr3" draw:text-style-name="P1" draw:layer="layout" svg:x1="12.176cm" svg:y1="9.296cm" svg:x2="12.933cm" svg:y2="9.296cm">
                <text:p/>
              </draw:line>
            </draw:g>
          </draw:g>
        </draw:g>
        <draw:g xml:id="id8" draw:id="id8">
          <draw:line draw:style-name="gr1" draw:text-style-name="P1" draw:layer="layout" svg:x1="15.675cm" svg:y1="14.786cm" svg:x2="15.17cm" svg:y2="14.56cm">
            <text:p/>
          </draw:line>
          <draw:line draw:style-name="gr1" draw:text-style-name="P1" draw:layer="layout" svg:x1="16.161cm" svg:y1="14.07cm" svg:x2="15.171cm" svg:y2="14.564cm">
            <text:p/>
          </draw:line>
          <draw:line draw:style-name="gr1" draw:text-style-name="P1" draw:layer="layout" svg:x1="16.181cm" svg:y1="13.12cm" svg:x2="15.154cm" svg:y2="12.644cm">
            <text:p/>
          </draw:line>
          <draw:line draw:style-name="gr1" draw:text-style-name="P1" draw:layer="layout" svg:x1="16.185cm" svg:y1="14.094cm" svg:x2="15.158cm" svg:y2="13.618cm">
            <text:p/>
          </draw:line>
          <draw:line draw:style-name="gr1" draw:text-style-name="P1" draw:layer="layout" svg:x1="16.174cm" svg:y1="13.1cm" svg:x2="15.184cm" svg:y2="13.594cm">
            <text:p/>
          </draw:line>
          <draw:line draw:style-name="gr1" draw:text-style-name="P1" draw:layer="layout" svg:x1="16.138cm" svg:y1="12.138cm" svg:x2="15.148cm" svg:y2="12.632cm">
            <text:p/>
          </draw:line>
          <draw:line draw:style-name="gr1" draw:text-style-name="P1" draw:layer="layout" svg:x1="16.089cm" svg:y1="12.147cm" svg:x2="15.584cm" svg:y2="11.921cm">
            <text:p/>
          </draw:line>
        </draw:g>
        <draw:g xml:id="id11" draw:id="id11">
          <draw:line draw:style-name="gr1" draw:text-style-name="P1" draw:layer="layout" svg:x1="13.825cm" svg:y1="6.913cm" svg:x2="13.32cm" svg:y2="6.687cm">
            <text:p/>
          </draw:line>
          <draw:line draw:style-name="gr1" draw:text-style-name="P1" draw:layer="layout" svg:x1="14.311cm" svg:y1="6.197cm" svg:x2="13.321cm" svg:y2="6.691cm">
            <text:p/>
          </draw:line>
          <draw:line draw:style-name="gr1" draw:text-style-name="P1" draw:layer="layout" svg:x1="14.331cm" svg:y1="5.247cm" svg:x2="13.304cm" svg:y2="4.771cm">
            <text:p/>
          </draw:line>
          <draw:line draw:style-name="gr1" draw:text-style-name="P1" draw:layer="layout" svg:x1="14.335cm" svg:y1="6.221cm" svg:x2="13.308cm" svg:y2="5.745cm">
            <text:p/>
          </draw:line>
          <draw:line draw:style-name="gr1" draw:text-style-name="P1" draw:layer="layout" svg:x1="14.324cm" svg:y1="5.227cm" svg:x2="13.334cm" svg:y2="5.721cm">
            <text:p/>
          </draw:line>
          <draw:line draw:style-name="gr1" draw:text-style-name="P1" draw:layer="layout" svg:x1="14.288cm" svg:y1="4.265cm" svg:x2="13.298cm" svg:y2="4.759cm">
            <text:p/>
          </draw:line>
          <draw:line draw:style-name="gr1" draw:text-style-name="P1" draw:layer="layout" svg:x1="14.239cm" svg:y1="4.274cm" svg:x2="13.734cm" svg:y2="4.048cm">
            <text:p/>
          </draw:line>
        </draw:g>
        <draw:g xml:id="id9" draw:id="id9">
          <draw:custom-shape draw:style-name="gr2" draw:text-style-name="P2" draw:layer="layout" svg:width="3.117cm" svg:height="3.206cm" svg:x="17.651cm" svg:y="6.0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8.43cm" svg:y1="6.911cm" svg:x2="18.43cm" svg:y2="8.47cm">
                <text:p/>
              </draw:line>
              <draw:line draw:style-name="gr3" draw:text-style-name="P1" draw:layer="layout" svg:x1="19.231cm" svg:y1="6.89cm" svg:x2="18.43cm" svg:y2="7.301cm">
                <text:p/>
              </draw:line>
              <draw:line draw:style-name="gr4" draw:text-style-name="P1" draw:layer="layout" svg:x1="19.231cm" svg:y1="8.482cm" svg:x2="18.43cm" svg:y2="8.071cm">
                <text:p/>
              </draw:line>
              <draw:line draw:style-name="gr3" draw:text-style-name="P1" draw:layer="layout" svg:x1="19.209cm" svg:y1="6.11cm" svg:x2="19.209cm" svg:y2="6.89cm">
                <text:p/>
              </draw:line>
              <draw:line draw:style-name="gr3" draw:text-style-name="P1" draw:layer="layout" svg:x1="19.209cm" svg:y1="8.473cm" svg:x2="19.209cm" svg:y2="9.253cm">
                <text:p/>
              </draw:line>
              <draw:line draw:style-name="gr3" draw:text-style-name="P1" draw:layer="layout" svg:x1="17.651cm" svg:y1="7.709cm" svg:x2="18.408cm" svg:y2="7.709cm">
                <text:p/>
              </draw:line>
            </draw:g>
          </draw:g>
        </draw:g>
        <draw:custom-shape draw:style-name="gr5" draw:text-style-name="P3" draw:layer="layout" svg:width="0.934cm" svg:height="0.695cm" svg:x="18.481cm" svg:y="6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5" draw:id="id15" draw:layer="layout" svg:width="1.842cm" svg:height="1.843cm" svg:x="25.003cm" svg:y="6.207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xml:id="id1" draw:id="id1" draw:layer="layout" svg:x1="3.54cm" svg:y1="9.255cm" svg:x2="3.032cm" svg:y2="9.255cm">
          <text:p/>
        </draw:line>
        <draw:connector draw:style-name="gr8" draw:text-style-name="P6" draw:layer="layout" draw:line-skew="1.151cm" svg:x1="3.032cm" svg:y1="9.255cm" svg:x2="3.064cm" svg:y2="10.763cm" draw:start-shape="id1" draw:start-glue-point="3" draw:end-shape="id2" draw:end-glue-point="4" svg:d="M3032 9255v1917h32v-409" svg:viewBox="0 0 33 1918">
          <text:p/>
        </draw:connector>
        <draw:custom-shape draw:style-name="gr6" draw:text-style-name="P7" xml:id="id2" draw:id="id2" draw:layer="layout" svg:width="1.842cm" svg:height="1.843cm" svg:x="2.143cm" svg:y="10.763cm">
          <text:p text:style-name="P7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334cm" svg:y1="9.282cm" svg:x2="7.731cm" svg:y2="9.282cm">
          <text:p/>
        </draw:line>
        <draw:connector draw:style-name="gr8" draw:text-style-name="P6" draw:layer="layout" draw:line-skew="1.607cm" svg:x1="13.734cm" svg:y1="10.859cm" svg:x2="13.684cm" svg:y2="12.075cm" draw:start-shape="id3" draw:start-glue-point="2" draw:end-shape="id4" draw:end-glue-point="0" svg:d="M13734 10859v2206h-50v-990" svg:viewBox="0 0 51 2207">
          <text:p/>
        </draw:connector>
        <draw:connector draw:style-name="gr8" draw:text-style-name="P6" draw:layer="layout" draw:line-skew="-0.889cm" svg:x1="10.398cm" svg:y1="9.267cm" svg:x2="12.176cm" svg:y2="9.256cm" draw:start-shape="id5" draw:start-glue-point="1" draw:end-shape="id3" draw:end-glue-point="3" svg:d="M10398 9267v-11h1778" svg:viewBox="0 0 1779 12">
          <text:p/>
        </draw:connector>
        <draw:line draw:style-name="gr7" draw:text-style-name="P5" draw:layer="layout" svg:x1="11.16cm" svg:y1="11.922cm" svg:x2="11.16cm" svg:y2="9.255cm">
          <text:p/>
        </draw:line>
        <draw:connector draw:style-name="gr8" draw:text-style-name="P6" draw:layer="layout" draw:line-skew="2.413cm" svg:x1="3.064cm" svg:y1="12.606cm" svg:x2="17.41cm" svg:y2="17.511cm" draw:start-shape="id2" draw:start-glue-point="8" draw:end-shape="id6" draw:end-glue-point="0" svg:d="M3064 12606v4841h14346v64" svg:viewBox="0 0 14347 4906">
          <text:p/>
        </draw:connector>
        <draw:connector draw:style-name="gr8" draw:text-style-name="P6" draw:layer="layout" draw:line-skew="1.299cm" svg:x1="11.165cm" svg:y1="14.785cm" svg:x2="17.41cm" svg:y2="17.511cm" draw:start-shape="id7" draw:start-glue-point="2" draw:end-shape="id6" draw:end-glue-point="0" svg:d="M11165 14785v2662h6245v64" svg:viewBox="0 0 6246 2727">
          <text:p/>
        </draw:connector>
        <draw:connector draw:style-name="gr8" draw:text-style-name="P6" draw:layer="layout" draw:line-skew="1.27cm" svg:x1="13.684cm" svg:y1="14.842cm" svg:x2="17.41cm" svg:y2="17.511cm" draw:start-shape="id4" draw:start-glue-point="2" draw:end-shape="id6" draw:end-glue-point="0" svg:d="M13684 14842v2605h3726v64" svg:viewBox="0 0 3727 2670">
          <text:p/>
        </draw:connector>
        <draw:connector draw:style-name="gr8" draw:text-style-name="P6" draw:layer="layout" draw:line-skew="1.298cm" svg:x1="15.666cm" svg:y1="14.786cm" svg:x2="17.41cm" svg:y2="17.511cm" draw:start-shape="id8" draw:start-glue-point="2" draw:end-shape="id6" draw:end-glue-point="0" svg:d="M15666 14786v2661h1744v64" svg:viewBox="0 0 1745 2726">
          <text:p/>
        </draw:connector>
        <draw:connector draw:style-name="gr8" draw:text-style-name="P6" draw:layer="layout" draw:line-skew="4.064cm" svg:x1="19.209cm" svg:y1="9.272cm" svg:x2="17.41cm" svg:y2="17.511cm" draw:start-shape="id9" draw:start-glue-point="2" draw:end-shape="id6" draw:end-glue-point="0" svg:d="M19209 9272v8175h-1799v64" svg:viewBox="0 0 1800 8240">
          <text:p/>
        </draw:connector>
        <draw:connector draw:style-name="gr7" draw:text-style-name="P5" draw:layer="layout" draw:type="line" svg:x1="19.209cm" svg:y1="6.066cm" svg:x2="19.796cm" svg:y2="6.143cm" draw:start-shape="id9" draw:start-glue-point="0" draw:end-shape="id10" draw:end-glue-point="3" svg:d="M19209 6066l587 77" svg:viewBox="0 0 588 78">
          <text:p/>
        </draw:connector>
        <draw:connector draw:style-name="gr7" draw:text-style-name="P5" draw:layer="layout" draw:type="line" svg:x1="13.816cm" svg:y1="6.913cm" svg:x2="13.827cm" svg:y2="7.731cm" draw:start-shape="id11" draw:start-glue-point="2" draw:end-shape="id12" svg:d="M13816 6913l11 818" svg:viewBox="0 0 12 819">
          <text:p/>
        </draw:connector>
        <draw:line draw:style-name="gr7" draw:text-style-name="P5" xml:id="id12" draw:id="id12" draw:layer="layout" svg:x1="13.827cm" svg:y1="7.731cm" svg:x2="18.145cm" svg:y2="7.731cm">
          <text:p/>
        </draw:line>
        <draw:line draw:style-name="gr7" draw:text-style-name="P5" xml:id="id14" draw:id="id14" draw:layer="layout" svg:x1="13.7cm" svg:y1="2.778cm" svg:x2="13.7cm" svg:y2="4.048cm">
          <text:p/>
        </draw:line>
        <draw:g xml:id="id6" draw:id="id6">
          <draw:line draw:style-name="gr1" draw:text-style-name="P1" draw:layer="layout" svg:x1="19.413cm" svg:y1="18.768cm" svg:x2="15.406cm" svg:y2="18.793cm">
            <text:p/>
          </draw:line>
          <draw:line draw:style-name="gr1" draw:text-style-name="P1" draw:layer="layout" svg:x1="19.415cm" svg:y1="18.754cm" svg:x2="15.408cm" svg:y2="18.779cm">
            <text:p/>
          </draw:line>
          <draw:line draw:style-name="gr1" draw:text-style-name="P1" draw:layer="layout" svg:x1="16.5cm" svg:y1="19.322cm" svg:x2="18.491cm" svg:y2="19.322cm">
            <text:p/>
          </draw:line>
          <draw:line draw:style-name="gr1" draw:text-style-name="P1" draw:layer="layout" svg:x1="17.038cm" svg:y1="19.796cm" svg:x2="17.995cm" svg:y2="19.796cm">
            <text:p/>
          </draw:line>
          <draw:line draw:style-name="gr1" draw:text-style-name="P1" draw:layer="layout" svg:x1="17.462cm" svg:y1="18.734cm" svg:x2="17.478cm" svg:y2="17.511cm">
            <text:p/>
          </draw:line>
        </draw:g>
        <draw:g xml:id="id13" draw:id="id13">
          <draw:line draw:style-name="gr1" draw:text-style-name="P1" draw:layer="layout" svg:x1="11.177cm" svg:y1="6.788cm" svg:x2="10.672cm" svg:y2="6.562cm">
            <text:p/>
          </draw:line>
          <draw:line draw:style-name="gr1" draw:text-style-name="P1" draw:layer="layout" svg:x1="11.663cm" svg:y1="6.072cm" svg:x2="10.673cm" svg:y2="6.566cm">
            <text:p/>
          </draw:line>
          <draw:line draw:style-name="gr1" draw:text-style-name="P1" draw:layer="layout" svg:x1="11.683cm" svg:y1="5.122cm" svg:x2="10.656cm" svg:y2="4.646cm">
            <text:p/>
          </draw:line>
          <draw:line draw:style-name="gr1" draw:text-style-name="P1" draw:layer="layout" svg:x1="11.687cm" svg:y1="6.096cm" svg:x2="10.66cm" svg:y2="5.62cm">
            <text:p/>
          </draw:line>
          <draw:line draw:style-name="gr1" draw:text-style-name="P1" draw:layer="layout" svg:x1="11.676cm" svg:y1="5.102cm" svg:x2="10.686cm" svg:y2="5.596cm">
            <text:p/>
          </draw:line>
          <draw:line draw:style-name="gr1" draw:text-style-name="P1" draw:layer="layout" svg:x1="11.64cm" svg:y1="4.14cm" svg:x2="10.65cm" svg:y2="4.634cm">
            <text:p/>
          </draw:line>
          <draw:line draw:style-name="gr1" draw:text-style-name="P1" draw:layer="layout" svg:x1="11.591cm" svg:y1="4.149cm" svg:x2="11.086cm" svg:y2="3.923cm">
            <text:p/>
          </draw:line>
        </draw:g>
        <draw:line draw:style-name="gr7" draw:text-style-name="P5" draw:layer="layout" svg:x1="11.16cm" svg:y1="6.842cm" svg:x2="11.16cm" svg:y2="9.382cm">
          <text:p/>
        </draw:line>
        <draw:connector draw:style-name="gr8" draw:text-style-name="P6" draw:layer="layout" svg:x1="11.168cm" svg:y1="3.923cm" svg:x2="13.7cm" svg:y2="2.778cm" draw:start-shape="id13" draw:start-glue-point="0" draw:end-shape="id14" draw:end-glue-point="0" svg:d="M11168 3923v-1145h2532" svg:viewBox="0 0 2533 1146">
          <text:p/>
        </draw:connector>
        <draw:connector draw:style-name="gr8" draw:text-style-name="P6" draw:layer="layout" svg:x1="13.729cm" svg:y1="11.167cm" svg:x2="15.666cm" svg:y2="11.921cm" draw:end-shape="id8" draw:end-glue-point="0" svg:d="M13729 11167v102h1937v652" svg:viewBox="0 0 1938 755">
          <text:p/>
        </draw:connector>
        <draw:connector draw:style-name="gr8" draw:text-style-name="P6" draw:layer="layout" svg:x1="13.7cm" svg:y1="2.778cm" svg:x2="25.924cm" svg:y2="6.207cm" draw:start-shape="id14" draw:start-glue-point="0" draw:end-shape="id15" draw:end-glue-point="4" svg:d="M13700 2778h12224v3429" svg:viewBox="0 0 12225 3430">
          <text:p/>
        </draw:connector>
        <draw:connector draw:style-name="gr8" draw:text-style-name="P6" draw:layer="layout" draw:line-skew="4.678cm" svg:x1="25.924cm" svg:y1="8.05cm" svg:x2="17.41cm" svg:y2="17.511cm" draw:start-shape="id15" draw:start-glue-point="8" draw:end-shape="id6" draw:end-glue-point="0" svg:d="M25924 8050v9384h-8514v77" svg:viewBox="0 0 8515 9462">
          <text:p/>
        </draw:connector>
        <draw:custom-shape draw:style-name="gr9" draw:text-style-name="P3" draw:layer="layout" svg:width="0.947cm" svg:height="0.616cm" svg:x="18.526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8.43cm" svg:y1="8.071cm" svg:x2="19.209cm" svg:y2="8.473cm">
          <text:p/>
        </draw:line>
        <draw:line draw:style-name="gr11" draw:text-style-name="P1" draw:layer="layout" svg:x1="19.209cm" svg:y1="6.89cm" svg:x2="18.43cm" svg:y2="7.301cm">
          <text:p/>
        </draw:line>
        <draw:g xml:id="id16" draw:id="id16">
          <draw:line draw:style-name="gr1" draw:text-style-name="P1" draw:layer="layout" svg:x1="19.105cm" svg:y1="5.699cm" svg:x2="18.672cm" svg:y2="5.513cm">
            <text:p/>
          </draw:line>
          <draw:line draw:style-name="gr1" draw:text-style-name="P1" draw:layer="layout" svg:x1="19.522cm" svg:y1="5.11cm" svg:x2="18.673cm" svg:y2="5.516cm">
            <text:p/>
          </draw:line>
          <draw:line draw:style-name="gr1" draw:text-style-name="P1" draw:layer="layout" svg:x1="19.538cm" svg:y1="4.329cm" svg:x2="18.658cm" svg:y2="3.937cm">
            <text:p/>
          </draw:line>
          <draw:line draw:style-name="gr1" draw:text-style-name="P1" draw:layer="layout" svg:x1="19.542cm" svg:y1="5.13cm" svg:x2="18.662cm" svg:y2="4.738cm">
            <text:p/>
          </draw:line>
          <draw:line draw:style-name="gr1" draw:text-style-name="P1" draw:layer="layout" svg:x1="19.533cm" svg:y1="4.312cm" svg:x2="18.684cm" svg:y2="4.718cm">
            <text:p/>
          </draw:line>
          <draw:line draw:style-name="gr1" draw:text-style-name="P1" draw:layer="layout" svg:x1="19.502cm" svg:y1="3.521cm" svg:x2="18.653cm" svg:y2="3.927cm">
            <text:p/>
          </draw:line>
          <draw:line draw:style-name="gr1" draw:text-style-name="P1" draw:layer="layout" svg:x1="19.46cm" svg:y1="3.528cm" svg:x2="19.027cm" svg:y2="3.342cm">
            <text:p/>
          </draw:line>
        </draw:g>
        <draw:g xml:id="id10" draw:id="id10">
          <draw:line draw:style-name="gr1" draw:text-style-name="P1" draw:layer="layout" svg:x1="20.9cm" svg:y1="6.842cm" svg:x2="20.9cm" svg:y2="5.445cm">
            <text:p/>
          </draw:line>
          <draw:line draw:style-name="gr1" draw:text-style-name="P1" draw:layer="layout" svg:x1="20.9cm" svg:y1="6.842cm" svg:x2="20.9cm" svg:y2="5.445cm">
            <text:p/>
          </draw:line>
          <draw:line draw:style-name="gr1" draw:text-style-name="P1" draw:layer="layout" svg:x1="21.726cm" svg:y1="6.842cm" svg:x2="21.726cm" svg:y2="5.445cm">
            <text:p/>
          </draw:line>
          <draw:line draw:style-name="gr1" draw:text-style-name="P1" draw:layer="layout" svg:x1="22.844cm" svg:y1="6.154cm" svg:x2="21.723cm" svg:y2="6.143cm">
            <text:p/>
          </draw:line>
          <draw:line draw:style-name="gr1" draw:text-style-name="P1" draw:layer="layout" svg:x1="20.917cm" svg:y1="6.154cm" svg:x2="19.796cm" svg:y2="6.143cm">
            <text:p/>
          </draw:line>
        </draw:g>
        <draw:connector draw:style-name="gr7" draw:text-style-name="P5" draw:layer="layout" draw:type="line" svg:x1="19.209cm" svg:y1="6.066cm" svg:x2="19.097cm" svg:y2="5.699cm" draw:start-shape="id9" draw:start-glue-point="0" draw:end-shape="id16" draw:end-glue-point="2" svg:d="M19209 6066l-112-367" svg:viewBox="0 0 113 368">
          <text:p/>
        </draw:connector>
        <draw:connector draw:style-name="gr7" draw:text-style-name="P5" draw:layer="layout" draw:type="line" svg:x1="19.097cm" svg:y1="3.342cm" svg:x2="19.05cm" svg:y2="2.778cm" draw:start-shape="id16" draw:start-glue-point="0" svg:d="M19097 3342l-47-564" svg:viewBox="0 0 48 565">
          <text:p/>
        </draw:connector>
        <draw:line draw:style-name="gr12" draw:text-style-name="P5" draw:layer="layout" svg:x1="22.844cm" svg:y1="6.588cm" svg:x2="22.844cm" svg:y2="16.748cm">
          <text:p/>
        </draw:line>
        <draw:line draw:style-name="gr12" draw:text-style-name="P5" draw:layer="layout" svg:x1="17.383cm" svg:y1="8.112cm" svg:x2="17.383cm" svg:y2="16.748cm">
          <text:p/>
        </draw:line>
        <draw:frame draw:style-name="gr13" draw:text-style-name="P8" draw:layer="layout" svg:width="1.778cm" svg:height="1.673cm" svg:x="21.066cm" svg:y="10.757cm">
          <draw:text-box>
            <text:p>vo2</text:p>
          </draw:text-box>
        </draw:frame>
        <draw:frame draw:style-name="gr13" draw:text-style-name="P8" draw:layer="layout" svg:width="1.778cm" svg:height="1.673cm" svg:x="15.478cm" svg:y="8.979cm">
          <draw:text-box>
            <text:p>vo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32:34.901948852</meta:creation-date>
    <dc:date>2021-05-22T20:52:14.659337462</dc:date>
    <meta:editing-duration>PT52M49S</meta:editing-duration>
    <meta:editing-cycles>5</meta:editing-cycles>
    <meta:generator>LibreOffice/6.4.6.2$Linux_X86_64 LibreOffice_project/40$Build-2</meta:generator>
    <meta:document-statistic meta:object-count="123"/>
  </office:meta>
</office:document-meta>
</file>